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a1fa9a" officeooo:paragraph-rsid="00a1fa9a"/>
    </style:style>
    <style:style style:name="P2" style:family="paragraph" style:parent-style-name="Text_20_body">
      <style:paragraph-properties fo:line-height="200%"/>
    </style:style>
    <style:style style:name="P3" style:family="paragraph" style:parent-style-name="Text_20_body">
      <style:paragraph-properties fo:line-height="200%"/>
      <style:text-properties officeooo:paragraph-rsid="00f6419a"/>
    </style:style>
    <style:style style:name="P4" style:family="paragraph" style:parent-style-name="Text_20_body">
      <style:paragraph-properties fo:line-height="200%"/>
      <style:text-properties officeooo:paragraph-rsid="01112b3d"/>
    </style:style>
    <style:style style:name="P5" style:family="paragraph" style:parent-style-name="Text_20_body">
      <style:paragraph-properties fo:line-height="200%"/>
      <style:text-properties officeooo:paragraph-rsid="01138714"/>
    </style:style>
    <style:style style:name="P6" style:family="paragraph" style:parent-style-name="Text_20_body">
      <style:paragraph-properties fo:line-height="200%"/>
      <style:text-properties style:font-name="Times New Roman" fo:font-size="10pt" officeooo:paragraph-rsid="00f6419a" style:font-size-asian="10pt" style:font-size-complex="10pt"/>
    </style:style>
    <style:style style:name="P7" style:family="paragraph" style:parent-style-name="Text_20_body">
      <style:paragraph-properties fo:line-height="200%"/>
      <style:text-properties style:font-name="Times New Roman" fo:font-size="10pt" fo:font-weight="normal" officeooo:paragraph-rsid="00ce1e0f" fo:background-color="#ffff00" style:font-size-asian="10pt" style:font-weight-asian="normal" style:font-name-complex="Times New Roman1" style:font-size-complex="10pt" style:font-weight-complex="normal"/>
    </style:style>
    <style:style style:name="P8" style:family="paragraph" style:parent-style-name="Text_20_body">
      <style:paragraph-properties fo:line-height="200%"/>
      <style:text-properties style:font-name="Times New Roman" fo:font-size="10pt" fo:font-weight="bold" fo:background-color="#ffff00" style:font-size-asian="10pt" style:font-weight-asian="bold" style:font-size-complex="10pt" style:font-weight-complex="bold" loext:padding="0in" loext:border="none"/>
    </style:style>
    <style:style style:name="P9" style:family="paragraph" style:parent-style-name="Text_20_body" style:list-style-name="L1">
      <style:paragraph-properties fo:line-height="200%"/>
    </style:style>
    <style:style style:name="P10" style:family="paragraph" style:parent-style-name="Text_20_body" style:list-style-name="L1">
      <style:paragraph-properties fo:line-height="200%"/>
      <style:text-properties officeooo:paragraph-rsid="010a9844"/>
    </style:style>
    <style:style style:name="P11" style:family="paragraph" style:parent-style-name="Text_20_body" style:list-style-name="L1">
      <style:paragraph-properties fo:line-height="200%"/>
      <style:text-properties officeooo:paragraph-rsid="01013514"/>
    </style:style>
    <style:style style:name="P12" style:family="paragraph" style:parent-style-name="Text_20_body" style:list-style-name="L5">
      <style:paragraph-properties fo:line-height="200%"/>
    </style:style>
    <style:style style:name="P13" style:family="paragraph" style:parent-style-name="Text_20_body" style:list-style-name="L3">
      <style:paragraph-properties fo:line-height="200%"/>
      <style:text-properties style:font-name="Times New Roman" fo:font-size="10pt" style:font-size-asian="10pt" style:font-size-complex="10pt"/>
    </style:style>
    <style:style style:name="P14" style:family="paragraph" style:parent-style-name="Text_20_body" style:list-style-name="L2">
      <style:paragraph-properties fo:margin-top="0in" fo:margin-bottom="0in" loext:contextual-spacing="false" fo:line-height="200%"/>
      <style:text-properties style:font-name="Times New Roman" fo:font-size="10pt" style:font-size-asian="10pt" style:font-size-complex="10pt"/>
    </style:style>
    <style:style style:name="P15" style:family="paragraph" style:parent-style-name="Text_20_body" style:list-style-name="L2">
      <style:paragraph-properties fo:margin-top="0in" fo:margin-bottom="0in" loext:contextual-spacing="false" fo:line-height="200%"/>
      <style:text-properties style:font-name="Times New Roman" fo:font-size="10pt" officeooo:paragraph-rsid="010eb635" style:font-size-asian="10pt" style:font-size-complex="10pt"/>
    </style:style>
    <style:style style:name="P16" style:family="paragraph" style:parent-style-name="Text_20_body" style:list-style-name="L3">
      <style:paragraph-properties fo:margin-top="0in" fo:margin-bottom="0in" loext:contextual-spacing="false" fo:line-height="200%"/>
      <style:text-properties style:font-name="Times New Roman" fo:font-size="10pt" style:font-size-asian="10pt" style:font-size-complex="10pt"/>
    </style:style>
    <style:style style:name="P17" style:family="paragraph" style:parent-style-name="Text_20_body" style:list-style-name="L2">
      <style:paragraph-properties fo:margin-top="0in" fo:margin-bottom="0in" loext:contextual-spacing="false" fo:line-height="200%"/>
      <style:text-properties style:font-name="Times New Roman" fo:font-size="10pt" officeooo:rsid="010eb635" officeooo:paragraph-rsid="010eb635" style:font-size-asian="10pt" style:font-size-complex="10pt"/>
    </style:style>
    <style:style style:name="P18" style:family="paragraph" style:parent-style-name="Text_20_body" style:list-style-name="L4">
      <style:paragraph-properties fo:margin-top="0in" fo:margin-bottom="0in" loext:contextual-spacing="false" fo:line-height="200%"/>
    </style:style>
    <style:style style:name="P19" style:family="paragraph" style:parent-style-name="Text_20_body" style:list-style-name="L4">
      <style:paragraph-properties fo:margin-top="0in" fo:margin-bottom="0in" loext:contextual-spacing="false" fo:line-height="200%"/>
      <style:text-properties officeooo:paragraph-rsid="0110b950"/>
    </style:style>
    <style:style style:name="P20" style:family="paragraph" style:parent-style-name="Text_20_body" style:list-style-name="L5">
      <style:paragraph-properties fo:margin-top="0in" fo:margin-bottom="0in" loext:contextual-spacing="false" fo:line-height="200%"/>
    </style:style>
    <style:style style:name="T1"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2" style:family="text">
      <style:text-properties style:font-name="Times New Roman" fo:font-size="10pt" style:font-size-asian="10pt" style:font-size-complex="10pt"/>
    </style:style>
    <style:style style:name="T3" style:family="text">
      <style:text-properties style:font-name="Times New Roman" fo:font-size="10pt" officeooo:rsid="00f6419a" style:font-size-asian="10pt" style:font-size-complex="10pt"/>
    </style:style>
    <style:style style:name="T4" style:family="text">
      <style:text-properties style:font-name="Times New Roman" fo:font-size="10pt" officeooo:rsid="0102ffcc" style:font-size-asian="10pt" style:font-size-complex="10pt"/>
    </style:style>
    <style:style style:name="T5" style:family="text">
      <style:text-properties style:font-name="Times New Roman" fo:font-size="10pt" officeooo:rsid="010a9844" style:font-size-asian="10pt" style:font-size-complex="10pt"/>
    </style:style>
    <style:style style:name="T6" style:family="text">
      <style:text-properties style:font-name="Times New Roman" fo:font-size="10pt" officeooo:rsid="010d548f" style:font-size-asian="10pt" style:font-size-complex="10pt"/>
    </style:style>
    <style:style style:name="T7" style:family="text">
      <style:text-properties style:font-name="Times New Roman" fo:font-size="10pt" officeooo:rsid="0110b950" style:font-size-asian="10pt" style:font-size-complex="10pt"/>
    </style:style>
    <style:style style:name="T8" style:family="text">
      <style:text-properties style:font-name="Times New Roman" fo:font-size="10pt" officeooo:rsid="010eb635" style:font-size-asian="10pt" style:font-size-complex="10pt"/>
    </style:style>
    <style:style style:name="T9" style:family="text">
      <style:text-properties style:font-name="Times New Roman" fo:font-size="10pt" officeooo:rsid="0110385d" style:font-size-asian="10pt" style:font-size-complex="10pt"/>
    </style:style>
    <style:style style:name="T10" style:family="text">
      <style:text-properties style:font-name="Times New Roman" fo:font-size="10pt" officeooo:rsid="0111957d" style:font-size-asian="10pt" style:font-size-complex="10pt"/>
    </style:style>
    <style:style style:name="T11" style:family="text">
      <style:text-properties style:font-name="Times New Roman" fo:font-size="10pt" officeooo:rsid="01138714" style:font-size-asian="10pt" style:font-size-complex="10pt"/>
    </style:style>
    <style:style style:name="T12" style:family="text">
      <style:text-properties style:font-name="Times New Roman" fo:font-size="10pt" officeooo:rsid="0118d0e7" style:font-size-asian="10pt" style:font-size-complex="10pt"/>
    </style:style>
    <style:style style:name="T13" style:family="text">
      <style:text-properties style:font-name="Times New Roman" fo:font-size="10pt" officeooo:rsid="011dcaf7" style:font-size-asian="10pt" style:font-size-complex="10pt"/>
    </style:style>
    <style:style style:name="T14" style:family="text">
      <style:text-properties style:font-name="Times New Roman" fo:font-size="10pt" officeooo:rsid="01227f22" style:font-size-asian="10pt" style:font-size-complex="10pt"/>
    </style:style>
    <style:style style:name="T15" style:family="text">
      <style:text-properties style:font-name="Times New Roman" fo:font-size="10pt" officeooo:rsid="0123dc14" style:font-size-asian="10pt" style:font-size-complex="10pt"/>
    </style:style>
    <style:style style:name="T16" style:family="text">
      <style:text-properties style:font-name="Times New Roman" fo:font-size="10pt" fo:font-weight="bold" fo:background-color="#ffff00" loext:char-shading-value="0" style:font-size-asian="10pt" style:font-weight-asian="bold" style:font-size-complex="10pt" style:font-weight-complex="bold" loext:padding="0in" loext:border="none"/>
    </style:style>
    <style:style style:name="T17" style:family="text">
      <style:text-properties style:font-name="Times New Roman" fo:font-size="10pt" fo:font-weight="normal" style:font-size-asian="10pt" style:font-weight-asian="normal" style:font-size-complex="10pt" style:font-weight-complex="normal"/>
    </style:style>
    <style:style style:name="T18" style:family="text">
      <style:text-properties style:font-name="Times New Roman" fo:font-size="10pt" fo:font-weight="normal" officeooo:rsid="01112b3d" style:font-size-asian="10pt" style:font-weight-asian="normal" style:font-size-complex="10pt" style:font-weight-complex="normal"/>
    </style:style>
    <style:style style:name="T19"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20" style:family="text">
      <style:text-properties fo:background-color="transparent" loext:char-shading-value="0"/>
    </style:style>
    <style:style style:name="T21" style:family="text">
      <style:text-properties officeooo:rsid="0110385d"/>
    </style:style>
    <style:style style:name="T22" style:family="text">
      <style:text-properties officeooo:rsid="01227f22"/>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Fall 2023 ISEC 885 : Project Overview Report: Research on Asynchronous Consensus Protocols</text:span><text:span text:style-name="T20"> </text:span></text:p>
      <text:p text:style-name="P3"><text:span text:style-name="Strong_20_Emphasis"><text:span text:style-name="T2">Introduction:</text:span></text:span></text:p>
      <text:p text:style-name="P3"><text:span text:style-name="Strong_20_Emphasis"><text:span text:style-name="T2"><text:tab/></text:span></text:span><text:span text:style-name="T2"> The exploratory research for the Fall 2023 ISEC 885 course aims to develop a problem direction for a doctoral research idea concept paper leading to an idea paper. The research will lead to the identification of a problem direction and work toward a problem identification leading to a potential goal of improving some aspect </text:span><text:span text:style-name="T14">in the field </text:span><text:span text:style-name="T2">of the asynchronous consensus </text:span><text:span text:style-name="T14">through the </text:span><text:span text:style-name="T2">protocol Asynchronous Byzantine Fault Tolerance (ABFT), yet to be determined. ABFT was chosen because it claims to have recent advancements in the fields of asynchronous consensus when comparing its throughput and latency to that of the HoneyBadgerBFT and two DUMBO protocol variations (Knudsen et al., 2021).</text:span></text:p>
      <text:p text:style-name="P2"><text:span text:style-name="Strong_20_Emphasis"><text:span text:style-name="T2">Objectives:</text:span></text:span></text:p>
      <text:list xml:id="list1631589935" text:style-name="L1">
        <text:list-header>
          <text:p text:style-name="P9"><text:span text:style-name="Strong_20_Emphasis"><text:span text:style-name="T19">Problem Identification:</text:span></text:span><text:span text:style-name="T19"> </text:span><text:span text:style-name="T4">I</text:span><text:span text:style-name="T2">dentify and define specific problems within the field of </text:span><text:span text:style-name="T14">a</text:span><text:span text:style-name="T2">synchronous </text:span><text:span text:style-name="T14">consensus through ABFT</text:span><text:span text:style-name="T2"> based on the existing literature.</text:span></text:p>
          <text:p text:style-name="P10"><text:span text:style-name="Strong_20_Emphasis"><text:span text:style-name="T19">Concrete Problem Direction:</text:span></text:span><text:span text:style-name="T2"> </text:span><text:span text:style-name="T5">E</text:span><text:span text:style-name="T2">stablish a concrete problem direction </text:span><text:span text:style-name="T5">and established a </text:span><text:span text:style-name="T2">need that will serve as the foundation for a doctoral research idea concept paper.</text:span></text:p>
          <text:p text:style-name="P9"><text:span text:style-name="Strong_20_Emphasis"><text:span text:style-name="T19">Goal Establishment:</text:span></text:span><text:span text:style-name="T2"> Establish a clear and concise goal for further research, with a focus on improving some aspect of </text:span><text:span text:style-name="T14">asynchronous consensus through </text:span><text:span text:style-name="T2">ABFT.</text:span></text:p>
          <text:p text:style-name="P9"><text:span text:style-name="Strong_20_Emphasis"><text:span text:style-name="T19">Literature Review:</text:span></text:span><text:span text:style-name="T2"> Conduct a review of literature, including Knudsen et al. (2021), </text:span><text:span text:style-name="T3">and the work cited </text:span><text:span text:style-name="T2">to understand the current state of ABFT and </text:span><text:span text:style-name="T6">its</text:span><text:span text:style-name="T2"> existing challenges and limitations.</text:span></text:p>
          <text:p text:style-name="P11"><text:span text:style-name="Strong_20_Emphasis"><text:span text:style-name="T19">Experimental Validation:</text:span></text:span><text:span text:style-name="T2"> Explore different experimental setups and network environments to validate the protocol's performance under various conditions and deployments, addressing concerns about external validity.</text:span></text:p>
          <text:p text:style-name="P9"><text:span text:style-name="Strong_20_Emphasis"><text:span text:style-name="T19">Performance Analysis:</text:span></text:span><text:span text:style-name="T2"> Investigate performance-related issues within ABFT, including the Threshold ECDSA Scheme, experimental setup, scalability, and handling network degradation.</text:span></text:p>
          <text:p text:style-name="P9"><text:span text:style-name="Strong_20_Emphasis"><text:span text:style-name="T19">Quantitative Assessment:</text:span></text:span><text:span text:style-name="T19"> </text:span><text:span text:style-name="T2">Quantify the performance benefits of potential solutions, such as threshold ECDSA signatures, in comparison to previous threshold BLS signatures for efficiency.</text:span></text:p>
          <text:p text:style-name="P9"><text:soft-page-break/><text:span text:style-name="Strong_20_Emphasis"><text:span text:style-name="T19">Resource Optimization:</text:span></text:span><text:span text:style-name="T2"> Research methods to reduce computational overhead and explore efficient methods for delegating precomputing to other machines in the ABFT protocol.</text:span></text:p>
          <text:p text:style-name="P9"><text:span text:style-name="Strong_20_Emphasis"><text:span text:style-name="T19">Scalability Improvement:</text:span></text:span><text:span text:style-name="T19"> </text:span><text:span text:style-name="T2">Develop strategies to make ABFT more s</text:span><text:span text:style-name="T15">c</text:span><text:span text:style-name="T2">alable, particularly for very large networks or those with a high churn rate.</text:span></text:p>
          <text:p text:style-name="P9"><text:span text:style-name="Strong_20_Emphasis"><text:span text:style-name="T19">Network Degradation Mitigation:</text:span></text:span><text:span text:style-name="T2"> Investigate adaptive strategies to mitigate performance degradation when the number of affected nodes exceeds the fault tolerance threshold.</text:span></text:p>
        </text:list-header>
      </text:list>
      <text:p text:style-name="P2"><text:span text:style-name="Strong_20_Emphasis"><text:span text:style-name="T2">Current Level of Completion:</text:span></text:span><text:span text:style-name="T2"> At this stage, the project is in its early exploratory phase. Literature review and problem identification have been initiated, but specific goals, milestones, and deliverable are yet to be fully defined.</text:span></text:p>
      <text:p text:style-name="P2"><text:span text:style-name="Strong_20_Emphasis"><text:span text:style-name="T2">Milestones and Deliverables:</text:span></text:span><text:span text:style-name="T2"> The project will progress through the following milestones and deliverable</text:span><text:span text:style-name="T10">s</text:span><text:span text:style-name="T2">:</text:span></text:p>
      <text:list xml:id="list2937416510" text:style-name="L2">
        <text:list-item>
          <text:p text:style-name="P14">Problem identification and definition</text:p>
        </text:list-item>
        <text:list-item>
          <text:p text:style-name="P15">Concrete problem direction, need, and goal</text:p>
        </text:list-item>
        <text:list-item>
          <text:p text:style-name="P14">Literature review completion</text:p>
        </text:list-item>
        <text:list-item>
          <text:p text:style-name="P14">Experimental setup exploration and validation</text:p>
        </text:list-item>
        <text:list-item>
          <text:p text:style-name="P15">Quantitative assessment and performance analysis</text:p>
        </text:list-item>
        <text:list-item>
          <text:p text:style-name="P17">Threshold ECDSA <text:span text:style-name="T21">versus BLS Signatures trade off strategies</text:span></text:p>
        </text:list-item>
        <text:list-item>
          <text:p text:style-name="P14">Scalability improvement strategies</text:p>
        </text:list-item>
        <text:list-item>
          <text:p text:style-name="P14">Network degradation mitigation strategies</text:p>
        </text:list-item>
      </text:list>
      <text:p text:style-name="P8"><text:span text:style-name="Strong_20_Emphasis"><text:span text:style-name="T16"/></text:span></text:p>
      <text:p text:style-name="P2"><text:span text:style-name="Strong_20_Emphasis"><text:span text:style-name="T2">Current Accomplishments:</text:span></text:span></text:p>
      <text:list xml:id="list1532262950" text:style-name="L3">
        <text:list-item>
          <text:p text:style-name="P16">Initiated literature review and identified key problems within ABFT.</text:p>
        </text:list-item>
        <text:list-item>
          <text:p text:style-name="P13">Began the process of defining performance-related challenges and researching potential solutions.</text:p>
        </text:list-item>
      </text:list>
      <text:p text:style-name="P2"><text:span text:style-name="Strong_20_Emphasis"><text:span text:style-name="T2">Scheduled Completions:</text:span></text:span></text:p>
      <text:list xml:id="list1723434848" text:style-name="L4">
        <text:list-item>
          <text:p text:style-name="P18"><text:span text:style-name="T2">Literature review completion by [</text:span><text:span text:style-name="T7">Q4 2023</text:span><text:span text:style-name="T2">]</text:span></text:p>
        </text:list-item>
        <text:list-item>
          <text:p text:style-name="P19"><text:span text:style-name="T2">Finalization of concrete problem direction, need, and goal by [</text:span><text:span text:style-name="T7">Q4 2023</text:span><text:span text:style-name="T2">]</text:span></text:p>
        </text:list-item>
        <text:list-item>
          <text:p text:style-name="P18"><text:soft-page-break/><text:span text:style-name="T2">Experimental setup exploration and validation by [</text:span><text:span text:style-name="T7">Q2 2024</text:span><text:span text:style-name="T2">]</text:span></text:p>
        </text:list-item>
        <text:list-item>
          <text:p text:style-name="P19"><text:span text:style-name="T2">Quantitative assessment and performance analysis by [</text:span><text:span text:style-name="T7">Q4 2024</text:span><text:span text:style-name="T2">]</text:span></text:p>
        </text:list-item>
        <text:list-item>
          <text:p text:style-name="P19"><text:span text:style-name="T8">Threshold ECDSA </text:span><text:span text:style-name="T9">versus BLS Signatures trade off strategies by [</text:span><text:span text:style-name="T7">Q2 2025</text:span><text:span text:style-name="T9">]</text:span></text:p>
        </text:list-item>
        <text:list-item>
          <text:p text:style-name="P19"><text:span text:style-name="T2">Scalability improvement strategies by [</text:span><text:span text:style-name="T7">Q4 2025</text:span><text:span text:style-name="T2">]</text:span></text:p>
        </text:list-item>
        <text:list-item>
          <text:p text:style-name="P19"><text:span text:style-name="T2">Network degradation mitigation strategies by [</text:span><text:span text:style-name="T7">Q4 2025</text:span><text:span text:style-name="T2">]</text:span></text:p>
        </text:list-item>
      </text:list>
      <text:p text:style-name="P2"><text:span text:style-name="Strong_20_Emphasis"><text:span text:style-name="T2">Missed Targets:</text:span></text:span><text:span text:style-name="T2"> There are currently no missed targets as the project is still in its early stages.</text:span></text:p>
      <text:p text:style-name="P2"><text:span text:style-name="Strong_20_Emphasis"><text:span text:style-name="T2">Issues and Changes:</text:span></text:span><text:span text:style-name="T2"> No major issues or changes have arisen thus far. However, adjustments may be made as the project progresses and more insights are gained.</text:span></text:p>
      <text:p text:style-name="P4"><text:span text:style-name="Strong_20_Emphasis"><text:span text:style-name="T2">Open Issues:</text:span></text:span><text:span text:style-name="Strong_20_Emphasis"><text:span text:style-name="T17">There are no open </text:span></text:span><text:span text:style-name="Strong_20_Emphasis"><text:span text:style-name="T18">issues</text:span></text:span><text:span text:style-name="Strong_20_Emphasis"><text:span text:style-name="T17"> at this time.</text:span></text:span></text:p>
      <text:p text:style-name="P2"><text:span text:style-name="Strong_20_Emphasis"><text:span text:style-name="T2">Open Change Requests:</text:span></text:span><text:span text:style-name="T2"> There are no open change requests at this time.</text:span></text:p>
      <text:p text:style-name="P5"><text:span text:style-name="Strong_20_Emphasis"><text:span text:style-name="T2">Next Phase Schedule (Start and Completion Targets):</text:span></text:span><text:span text:style-name="T2"> The next phase </text:span><text:span text:style-name="T11">the “Literature review completion”</text:span><text:span text:style-name="T2"> will involve the detailed investigation </text:span><text:span text:style-name="T11">into the literature of</text:span><text:span text:style-name="T2"> </text:span><text:span text:style-name="T11">ABFT and related work</text:span><text:span text:style-name="T2">. The schedule for this phase is as follows:</text:span></text:p>
      <text:list xml:id="list3290703454" text:style-name="L5">
        <text:list-item>
          <text:p text:style-name="P20"><text:span text:style-name="T2">Start Date: [</text:span><text:span text:style-name="T11">September 2023</text:span><text:span text:style-name="T2">]</text:span></text:p>
        </text:list-item>
        <text:list-item>
          <text:p text:style-name="P12"><text:span text:style-name="T2">Completion Target: [</text:span><text:span text:style-name="T12">November</text:span><text:span text:style-name="T11"> 2023</text:span><text:span text:style-name="T2">]</text:span></text:p>
        </text:list-item>
      </text:list>
      <text:p text:style-name="P2"><text:span text:style-name="Strong_20_Emphasis"><text:span text:style-name="T2">Summary:</text:span></text:span><text:span text:style-name="T2"> The exploratory research project for the Fall 2023 ISEC 885 course is focused on identifying and addressing critical challenges within the field of </text:span><text:span text:style-name="T12">a</text:span><text:span text:style-name="T2">synchronous </text:span><text:span text:style-name="T12">b</text:span><text:span text:style-name="T2">yzantine </text:span><text:span text:style-name="T12">f</text:span><text:span text:style-name="T2">ault </text:span><text:span text:style-name="T13">t</text:span><text:span text:style-name="T2">olerance </text:span><text:span text:style-name="T12">specifically through the </text:span><text:span text:style-name="T2">ABFT </text:span><text:span text:style-name="T12">protocol</text:span><text:span text:style-name="T2">. The primary goal is to establish a concrete problem direction, need, and goal that will pave the way for a comprehensive doctoral research idea concept paper. The project is currently in its early stages, with a literature review initiated, and it is poised to delve deeper into performance analysis, scalability, and network degradation mitigation in subsequent phases.</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textlayer--absolut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a1fa9a" officeooo:paragraph-rsid="00a1fa9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ric Webb</text:p>
        <text:p text:style-name="MP1">N01927543</text:p>
        <text:p text:style-name="MP1">ew774@mynsu.nova.edu</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22:14:43.555802767</meta:creation-date>
    <dc:date>2023-09-30T19:41:19.109406988</dc:date>
    <meta:editing-duration>P1DT2H39M44S</meta:editing-duration>
    <meta:editing-cycles>79</meta:editing-cycles>
    <meta:generator>LibreOffice/6.4.7.2$Linux_X86_64 LibreOffice_project/40$Build-2</meta:generator>
    <meta:document-statistic meta:table-count="0" meta:image-count="0" meta:object-count="0" meta:page-count="3" meta:paragraph-count="46" meta:word-count="738" meta:character-count="5139" meta:non-whitespace-character-count="4463"/>
  </office:meta>
</office:document-meta>
</file>